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  <style:text-properties style:font-name="Liberation Sans" fo:font-size="16pt" style:text-underline-style="solid" style:text-underline-width="auto" style:text-underline-color="font-color" officeooo:rsid="00532901" officeooo:paragraph-rsid="00532901" style:font-size-asian="16pt" style:font-name-complex="Liberation Sans" style:font-size-complex="16pt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style:font-name="Liberation Sans" fo:font-size="12pt" style:text-underline-style="none" officeooo:rsid="00407395" officeooo:paragraph-rsid="00407395" style:font-size-asian="12pt" style:font-name-complex="Liberation Sans" style:font-size-complex="12pt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style:font-name="Liberation Sans" fo:font-size="12pt" style:text-underline-style="none" officeooo:rsid="00541a21" officeooo:paragraph-rsid="00541a21" style:font-size-asian="12pt" style:font-name-complex="Liberation Sans" style:font-size-complex="12pt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style:font-name="Liberation Sans" fo:font-size="12pt" style:text-underline-style="none" officeooo:rsid="00543a59" officeooo:paragraph-rsid="00543a59" style:font-size-asian="12pt" style:font-name-complex="Liberation Sans" style:font-size-complex="12pt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style:font-name="Liberation Sans" fo:font-size="12pt" style:text-underline-style="none" officeooo:rsid="0054a2cb" officeooo:paragraph-rsid="0054a2cb" style:font-size-asian="12pt" style:font-name-complex="Liberation Sans" style:font-size-complex="12pt"/>
    </style:style>
    <style:style style:name="P6" style:family="paragraph" style:parent-style-name="Standard">
      <style:paragraph-properties fo:margin-top="0cm" fo:margin-bottom="0cm" style:contextual-spacing="false" fo:line-height="115%"/>
      <style:text-properties style:font-name="Liberation Sans" fo:font-size="12pt" style:text-underline-style="none" officeooo:rsid="0054a2cb" officeooo:paragraph-rsid="00567b2a" style:font-size-asian="12pt" style:font-name-complex="Liberation Sans" style:font-size-complex="12pt"/>
    </style:style>
    <style:style style:name="T1" style:family="text">
      <style:text-properties officeooo:rsid="00543a59"/>
    </style:style>
    <style:style style:name="T2" style:family="text">
      <style:text-properties officeooo:rsid="00567b2a"/>
    </style:style>
    <style:style style:name="T3" style:family="text">
      <style:text-properties officeooo:rsid="0056a5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ntoria Entrevista - 25/06/25</text:p>
      <text:p text:style-name="P2"/>
      <text:p text:style-name="P3">Tr<text:span text:style-name="T1">a</text:span>nsformando ansiedade em praparação</text:p>
      <text:p text:style-name="P3"/>
      <text:p text:style-name="P3">- Me fale sobre você? Preparar</text:p>
      <text:p text:style-name="P3"/>
      <text:p text:style-name="P3">Gestão das emoções</text:p>
      <text:p text:style-name="P3"/>
      <text:p text:style-name="P3">Ansiedade</text:p>
      <text:p text:style-name="P3">Revisar a vaga, requisitos a empresa</text:p>
      <text:p text:style-name="P3">Treinar a entrevista</text:p>
      <text:p text:style-name="P3"/>
      <text:p text:style-name="P3">Insegurança</text:p>
      <text:p text:style-name="P3">Listar 3 situações de sucesso – profissional ou nos estudos</text:p>
      <text:p text:style-name="P3">Trocar = “será que sou bom o suficiente” por:</text:p>
      <text:p text:style-name="P3">“Vamos ver se essa vaga combina comigo também”</text:p>
      <text:p text:style-name="P3"/>
      <text:p text:style-name="P4">Pressão</text:p>
      <text:p text:style-name="P4">Focar na conversa e não na avaliação</text:p>
      <text:p text:style-name="P4">Transformar a entrevista em uma conversa</text:p>
      <text:p text:style-name="P4"/>
      <text:p text:style-name="P4"/>
      <text:p text:style-name="P4"/>
      <text:p text:style-name="P4">Tema central - Tecnologia</text:p>
      <text:p text:style-name="P4">Começar do fim para o começo!!</text:p>
      <text:p text:style-name="P4"/>
      <text:p text:style-name="P4">Transição de carreira</text:p>
      <text:p text:style-name="P4">Estou estudando Front-end ha tanto tempo...+pra ti</text:p>
      <text:p text:style-name="P4">…. Dai fala das experiências anteriores da carreira farmácia</text:p>
      <text:p text:style-name="P4"/>
      <text:p text:style-name="P5"/>
      <text:p text:style-name="P5">competências → hard e soft</text:p>
      <text:p text:style-name="P5"/>
      <text:p text:style-name="P5"/>
      <text:p text:style-name="P5">Por que você quer trabalhar aqui? – Pesquise sobre a empresa, seus valores, tecnologias que usa, cases</text:p>
      <text:p text:style-name="P5"/>
      <text:p text:style-name="P5"/>
      <text:p text:style-name="P6"><text:span text:style-name="T2">Prompt:</text:span></text:p>
      <text:p text:style-name="P6"><text:span text:style-name="T2">E</text:span>stou buscando na área de tecnologia. Essas são as minhas experiencias... com bases nisso, me ajude a <text:span text:style-name="T3">criar um storytelling para me preparar para uma entrevista e me destaque….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3T11:10:25.793384116</meta:creation-date>
    <dc:date>2025-06-25T20:38:39.135431182</dc:date>
    <meta:editing-duration>PT5H32M51S</meta:editing-duration>
    <meta:editing-cycles>48</meta:editing-cycles>
    <meta:generator>LibreOffice/25.2.4.3$Linux_X86_64 LibreOffice_project/520$Build-3</meta:generator>
    <meta:document-statistic meta:table-count="0" meta:image-count="0" meta:object-count="0" meta:page-count="1" meta:paragraph-count="23" meta:word-count="148" meta:character-count="922" meta:non-whitespace-character-count="795"/>
  </office:meta>
</office:document-meta>
</file>